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cc7" officeooo:paragraph-rsid="00154cc7"/>
    </style:style>
    <style:style style:name="P2" style:family="paragraph" style:parent-style-name="Standard">
      <style:paragraph-properties fo:text-align="start" style:justify-single-word="false"/>
      <style:text-properties officeooo:rsid="00160e9b" officeooo:paragraph-rsid="00160e9b"/>
    </style:style>
    <style:style style:name="P3" style:family="paragraph" style:parent-style-name="Standard">
      <style:paragraph-properties fo:text-align="start" style:justify-single-word="false"/>
      <style:text-properties officeooo:rsid="00183a66" officeooo:paragraph-rsid="00183a66"/>
    </style:style>
    <style:style style:name="P4" style:family="paragraph" style:parent-style-name="Standard">
      <style:paragraph-properties fo:text-align="start" style:justify-single-word="false"/>
      <style:text-properties officeooo:rsid="0019492d" officeooo:paragraph-rsid="0019492d"/>
    </style:style>
    <style:style style:name="T1" style:family="text">
      <style:text-properties officeooo:rsid="00183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u concours IREM cycle 3</text:p>
      <text:p text:style-name="P1"/>
      <text:p text:style-name="P2">120 élèves <text:span text:style-name="T1">de sixième / 215 élèves de CM2</text:span></text:p>
      <text:p text:style-name="P2"/>
      <text:p text:style-name="P3">les laisser par groupes</text:p>
      <text:p text:style-name="P2"/>
      <text:p text:style-name="P3">Banaliser une date : vendredi 14 mars</text:p>
      <text:p text:style-name="P3"/>
      <text:p text:style-name="P3"/>
      <text:p text:style-name="P3"/>
      <text:p text:style-name="P3">maximum 24 élèves par groupe pour </text:p>
      <text:p text:style-name="P3"/>
      <text:p text:style-name="P3">Explication</text:p>
      <text:p text:style-name="P3"/>
      <text:p text:style-name="P4">Organisation : prévoir des feuilles de brouillon, faire rentrer les élèves un par un en les plaçants ; mettre des énoncés (6 par exercice) ; faire un tableau de restitution géant affiché au téléph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09:24:01.418000000</meta:creation-date>
    <dc:date>2025-03-04T10:22:38.785000000</dc:date>
    <meta:editing-duration>PT58M37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67" meta:character-count="382" meta:non-whitespace-character-count="321"/>
  </office:meta>
</office:document-meta>
</file>